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aragraphedeliste" style:master-page-name="MP0" style:list-style-name="LFO1" style:family="paragraph">
      <style:paragraph-properties fo:break-before="page"/>
      <style:text-properties style:font-name="Segoe UI" style:font-name-complex="Segoe UI"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2" style:parent-style-name="Normal" style:family="paragraph">
      <style:text-properties style:font-name="Segoe UI" style:font-name-complex="Segoe UI"/>
    </style:style>
    <style:style style:name="P3" style:parent-style-name="Normal" style:family="paragraph">
      <style:text-properties style:font-name="Segoe UI" style:font-name-complex="Segoe UI"/>
    </style:style>
    <style:style style:name="P4" style:parent-style-name="Normal" style:family="paragraph">
      <style:text-properties style:font-name="Segoe UI" style:font-name-complex="Segoe UI"/>
    </style:style>
    <style:style style:name="P5" style:parent-style-name="Normal" style:family="paragraph">
      <style:text-properties style:font-name="Segoe UI" style:font-name-complex="Segoe UI"/>
    </style:style>
    <style:style style:name="P6" style:parent-style-name="Normal" style:family="paragraph">
      <style:text-properties style:font-name="Segoe UI" style:font-name-complex="Segoe UI"/>
    </style:style>
    <style:style style:name="P7" style:parent-style-name="Normal" style:family="paragraph">
      <style:text-properties style:font-name="Segoe UI" style:font-name-complex="Segoe UI"/>
    </style:style>
    <style:style style:name="P8" style:parent-style-name="Normal" style:family="paragraph">
      <style:text-properties style:font-name="Segoe UI" style:font-name-complex="Segoe UI"/>
    </style:style>
    <style:style style:name="P9" style:parent-style-name="Normal" style:family="paragraph">
      <style:text-properties style:font-name="Segoe UI" style:font-name-complex="Segoe UI"/>
    </style:style>
    <style:style style:name="T10" style:parent-style-name="Policepardéfaut" style:family="text">
      <style:text-properties style:font-name="Segoe UI" style:font-name-complex="Segoe UI"/>
    </style:style>
  </office:automatic-styles>
  <office:body>
    <office:text text:use-soft-page-breaks="true">
      <text:list text:style-name="LFO1" text:continue-numbering="true">
        <text:list-item>
          <text:p text:style-name="P1">Project report</text:p>
        </text:list-item>
      </text:list>
      <text:p text:style-name="P2"/>
      <text:p text:style-name="P3"/>
      <text:p text:style-name="P4">During the course of our project, we encountered several challenges that hindered our progress. Firstly, we faced a shortage of VR headsets to test the various functionalities that we had added. This made it difficult to evaluate the quality of the user experience and identify bugs.</text:p>
      <text:p text:style-name="P5"/>
      <text:p text:style-name="P6">Additionally, the workload from our numerous classes and exams made it challenging to dedicate the necessary time to our project. We were forced to work with tight deadlines, which impacted the overall quality of the project.</text:p>
      <text:p text:style-name="P7"/>
      <text:p text:style-name="P8">Finally, we also encountered limitations with APIs for transcribing lectures on platforms such as Canvas and Unity. These technical constraints limited our options in terms of functionality and made some tasks more difficult to accomplish.</text:p>
      <text:p text:style-name="P9"/>
      <text:p text:style-name="Normal"><text:span text:style-name="T10">Despite these obstacles, we did our best to push forward with the project. We remained determined to see it through to completion, despite the tight time constraints we were working under. We are confident in the final result and are proud of what we were able to achiev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deste Junior</meta:initial-creator>
    <dc:creator>Modeste Junior</dc:creator>
    <meta:creation-date>2023-04-02T23:42:00Z</meta:creation-date>
    <dc:date>2023-04-02T23:43:00Z</dc:date>
    <meta:template xlink:href="Normal.dotm" xlink:type="simple"/>
    <meta:editing-cycles>1</meta:editing-cycles>
    <meta:editing-duration>PT60S</meta:editing-duration>
    <meta:document-statistic meta:page-count="1" meta:paragraph-count="2" meta:word-count="160" meta:character-count="1041" meta:row-count="7" meta:non-whitespace-character-count="883"/>
  </office:meta>
</office:document-meta>
</file>